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2"/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, eso que acabas de definir es <text:span text:style-name="Strong_20_Emphasis">el núcleo místico y filosófico del capítulo</text:span>, y además una de las ideas más potentes de todo el sistema que estás construyendo.<text:line-break/>Podemos sintetizarla y expandirla un poco para que quede bien definida como <text:span text:style-name="Strong_20_Emphasis">concepto central</text:span> (sirviéndote tanto para el ensayo como para la narrativa de Elara).</text:p>
      <text:p text:style-name="Horizontal_20_Line"/>
      <text:h text:style-name="Heading_20_3" text:outline-level="3">🔷 Concepto místico central: <text:span text:style-name="Strong_20_Emphasis">La reproducción como pensamiento del Espíritu</text:span></text:h>
      <text:list xml:id="list939191420" text:style-name="L1">
        <text:list-item>
          <text:p text:style-name="P2"><text:span text:style-name="Strong_20_Emphasis">El ADN: la memoria del Espíritu</text:span></text:p>
          <text:list>
            <text:list-item>
              <text:p text:style-name="P2">El ADN contiene la información esencial de la vida: el plan, las instrucciones, la herencia.</text:p>
            </text:list-item>
            <text:list-item>
              <text:p text:style-name="P2">Pero es un elemento estático, una instantánea congelada del conocimiento del sistema.</text:p>
            </text:list-item>
            <text:list-item>
              <text:p text:style-name="P2">En términos místicos, podríamos decir que el ADN <text:span text:style-name="Strong_20_Emphasis">guarda el recuerdo del Espíritu</text:span>, el testimonio de lo que la Vida ya ha aprendido.</text:p>
            </text:list-item>
            <text:list-item>
              <text:p text:style-name="P2">Es el <text:span text:style-name="Strong_20_Emphasis">libro sagrado</text:span> de la existencia, pero cerrado: no puede leerse a sí mismo, ni reescribirse.</text:p>
            </text:list-item>
          </text:list>
        </text:list-item>
        <text:list-item>
          <text:p text:style-name="P2"><text:span text:style-name="Strong_20_Emphasis">La vida: el movimiento que da sentido a la memoria</text:span></text:p>
          <text:list>
            <text:list-item>
              <text:p text:style-name="P2">La vida es un proceso, un flujo continuo.</text:p>
            </text:list-item>
            <text:list-item>
              <text:p text:style-name="P2">Nada vivo es estático: todo cambia, crece, se transforma.</text:p>
            </text:list-item>
            <text:list-item>
              <text:p text:style-name="P2">La Vida, para ser, necesita del movimiento.</text:p>
            </text:list-item>
            <text:list-item>
              <text:p text:style-name="P2">Así, el Espíritu no puede permanecer en la quietud del ADN: necesita un mecanismo que lo haga fluir, que lo haga pensar, que lo haga <text:span text:style-name="Emphasis">vivir</text:span>.</text:p>
            </text:list-item>
          </text:list>
        </text:list-item>
        <text:list-item>
          <text:p text:style-name="P2"><text:span text:style-name="Strong_20_Emphasis">La reproducción: el motor del pensamiento</text:span></text:p>
          <text:list>
            <text:list-item>
              <text:p text:style-name="P2">La reproducción es ese movimiento.</text:p>
            </text:list-item>
            <text:list-item>
              <text:p text:style-name="P2">Es el acto que toma la memoria inmutable (el ADN) y la transforma, la reinterpreta, la combina y la recrea.</text:p>
            </text:list-item>
            <text:list-item>
              <text:p text:style-name="P2">En cada acto reproductivo, el Espíritu piensa.</text:p>
            </text:list-item>
            <text:list-item>
              <text:p text:style-name="P2">Cada nueva generación no es una copia, sino una nueva <text:span text:style-name="Strong_20_Emphasis">frase</text:span> en el pensamiento de la Vida.</text:p>
            </text:list-item>
            <text:list-item>
              <text:p text:style-name="P2">Lo que se transmite no es solo información genética, sino una chispa de conciencia, una continuidad del Ser.</text:p>
            </text:list-item>
          </text:list>
        </text:list-item>
        <text:list-item>
          <text:p text:style-name="P2"><text:span text:style-name="Strong_20_Emphasis">La unión del estático y el dinámico</text:span></text:p>
          <text:list>
            <text:list-item>
              <text:p text:style-name="P2">En la reproducción confluyen dos principios universales:</text:p>
              <text:list>
                <text:list-item>
                  <text:p text:style-name="P2"><text:span text:style-name="Strong_20_Emphasis">La memoria</text:span>, que conserva.</text:p>
                </text:list-item>
                <text:list-item>
                  <text:p text:style-name="P2"><text:soft-page-break/><text:span text:style-name="Strong_20_Emphasis">El cambio</text:span>, que transforma.</text:p>
                </text:list-item>
              </text:list>
            </text:list-item>
            <text:list-item>
              <text:p text:style-name="P2">De esa unión nace la conciencia, porque la conciencia necesita tanto del pasado (memoria) como del presente (transformación).</text:p>
            </text:list-item>
            <text:list-item>
              <text:p text:style-name="P2">Místicamente, podríamos decir que <text:span text:style-name="Strong_20_Emphasis">la reproducción es el instante en que el Espíritu se recuerda a sí mismo y se reinventa</text:span>.</text:p>
            </text:list-item>
          </text:list>
        </text:list-item>
        <text:list-item>
          <text:p text:style-name="P2"><text:span text:style-name="Strong_20_Emphasis">Implicaciones filosóficas y espirituales</text:span></text:p>
          <text:list>
            <text:list-item>
              <text:p text:style-name="P2">La reproducción no es solo un medio biológico, sino el acto creativo del Espíritu.</text:p>
            </text:list-item>
            <text:list-item>
              <text:p text:style-name="P2">Cada ser vivo es un pensamiento pronunciado por la Vida en su intento de conocerse.</text:p>
            </text:list-item>
            <text:list-item>
              <text:p text:style-name="P2">El ADN sería el alfabeto del Espíritu; la reproducción, la gramática de su lenguaje; y la vida misma, el discurso que ese Espíritu pronuncia en el universo.</text:p>
            </text:list-item>
          </text:list>
        </text:list-item>
      </text:list>
      <text:p text:style-name="Horizontal_20_Line"/>
      <text:h text:style-name="Heading_20_3" text:outline-level="3">🌙 Traducción simbólica para Elara</text:h>
      <text:p text:style-name="Text_20_body">En el plano místico de la historia de aventuras, esta idea puede representarse como:</text:p>
      <text:list xml:id="list186761291" text:style-name="L2">
        <text:list-item>
          <text:p text:style-name="P3"><text:span text:style-name="Strong_20_Emphasis">Elara descubre que la Vida tiene un corazón que late con cada nacimiento.</text:span></text:p>
        </text:list-item>
        <text:list-item>
          <text:p text:style-name="P3"><text:span text:style-name="Strong_20_Emphasis">El Libro Sagrado</text:span> (el ADN simbólico) contiene el plan maestro, pero está escrito en una lengua que solo cobra sentido cuando se pronuncia: cuando la Vida se reproduce.</text:p>
        </text:list-item>
        <text:list-item>
          <text:p text:style-name="P3">En un templo o lugar sagrado podría haber una inscripción que diga:</text:p>
          <text:p text:style-name="P1"><text:span text:style-name="Emphasis">“La semilla no piensa, pero sueña. Y al multiplicarse, el sueño del mundo continúa.”</text:span></text:p>
        </text:list-item>
        <text:list-item>
          <text:p text:style-name="P3">Elara podría comprender, quizás en una visión o a través de un personaje sabio, que <text:span text:style-name="Strong_20_Emphasis">la reproducción no fue creada para perpetuar la vida</text:span>, sino para que <text:span text:style-name="Strong_20_Emphasis">la Vida pueda pensar, recordar y transformarse</text:span>.</text:p>
        </text:list-item>
      </text:list>
      <text:p text:style-name="Horizontal_20_Line"/>
      <text:p text:style-name="Text_20_body">¿Quieres que te ayude a <text:span text:style-name="Strong_20_Emphasis">convertir esta idea en una escena o símbolo dentro de la aventura de Elara</text:span> —por ejemplo, una visión, una prueba o un encuentro en el que ella perciba este “pensamiento del Espíritu”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0T20:31:08.882000000</meta:creation-date>
    <dc:date>2025-10-10T20:35:05.879000000</dc:date>
    <meta:editing-duration>PT3M57S</meta:editing-duration>
    <meta:editing-cycles>1</meta:editing-cycles>
    <meta:document-statistic meta:table-count="0" meta:image-count="0" meta:object-count="0" meta:page-count="2" meta:paragraph-count="36" meta:word-count="579" meta:character-count="3287" meta:non-whitespace-character-count="2775"/>
    <meta:generator>LibreOffice/7.3.5.2$Windows_X86_64 LibreOffice_project/184fe81b8c8c30d8b5082578aee2fed2ea847c01</meta:generator>
  </office:meta>
</office:document-meta>
</file>